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0.908cm" fo:margin-left="1.355cm" table:align="left"/>
    </style:style>
    <style:style style:name="Tableau1.A" style:family="table-column">
      <style:table-column-properties style:column-width="2.159cm"/>
    </style:style>
    <style:style style:name="Tableau1.B" style:family="table-column">
      <style:table-column-properties style:column-width="1.094cm"/>
    </style:style>
    <style:style style:name="Tableau1.A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ea7f" officeooo:paragraph-rsid="002230aa"/>
    </style:style>
    <style:style style:name="P2" style:family="paragraph" style:parent-style-name="Text_20_body">
      <style:text-properties fo:font-style="italic" officeooo:rsid="0017cbe6" officeooo:paragraph-rsid="0017cbe6" style:font-style-asian="italic" style:font-style-complex="italic"/>
    </style:style>
    <style:style style:name="P3" style:family="paragraph" style:parent-style-name="Text_20_body">
      <style:text-properties officeooo:rsid="001c1084" officeooo:paragraph-rsid="001dbe14"/>
    </style:style>
    <style:style style:name="P4" style:family="paragraph" style:parent-style-name="Text_20_body">
      <style:text-properties fo:font-style="normal" officeooo:rsid="001882a6" officeooo:paragraph-rsid="0026baab" style:font-style-asian="normal" style:font-style-complex="normal"/>
    </style:style>
    <style:style style:name="P5" style:family="paragraph" style:parent-style-name="Table_20_Contents">
      <style:paragraph-properties fo:text-align="end" style:justify-single-word="false"/>
      <style:text-properties officeooo:rsid="0022f478" officeooo:paragraph-rsid="002230aa"/>
    </style:style>
    <style:style style:name="P6" style:family="paragraph" style:parent-style-name="Table_20_Contents">
      <style:paragraph-properties fo:text-align="center" style:justify-single-word="false"/>
      <style:text-properties officeooo:rsid="0022f478" officeooo:paragraph-rsid="002230aa"/>
    </style:style>
    <style:style style:name="P7" style:family="paragraph" style:parent-style-name="Table_20_Contents">
      <style:text-properties officeooo:paragraph-rsid="002230aa"/>
    </style:style>
    <style:style style:name="P8" style:family="paragraph" style:parent-style-name="Header">
      <style:text-properties officeooo:rsid="002e0960" officeooo:paragraph-rsid="002e0960"/>
    </style:style>
    <style:style style:name="P9" style:family="paragraph" style:parent-style-name="Heading_20_1">
      <style:text-properties officeooo:paragraph-rsid="002867e5"/>
    </style:style>
    <style:style style:name="P10" style:family="paragraph" style:parent-style-name="Heading_20_1">
      <style:text-properties officeooo:paragraph-rsid="002230aa"/>
    </style:style>
    <style:style style:name="P11" style:family="paragraph" style:parent-style-name="Heading_20_1">
      <style:paragraph-properties fo:break-before="page"/>
    </style:style>
    <style:style style:name="P12" style:family="paragraph" style:parent-style-name="Text_20_body" style:list-style-name="L1">
      <style:text-properties officeooo:rsid="0013ea7f" officeooo:paragraph-rsid="001dbe14"/>
    </style:style>
    <style:style style:name="P13" style:family="paragraph" style:parent-style-name="Text_20_body" style:list-style-name="L2">
      <style:text-properties officeooo:rsid="0013ea7f" officeooo:paragraph-rsid="002230aa"/>
    </style:style>
    <style:style style:name="P14" style:family="paragraph" style:parent-style-name="Text_20_body" style:list-style-name="L3">
      <style:text-properties officeooo:rsid="0013ea7f" officeooo:paragraph-rsid="002230aa"/>
    </style:style>
    <style:style style:name="P15" style:family="paragraph" style:parent-style-name="Text_20_body">
      <style:text-properties officeooo:rsid="0013ea7f" officeooo:paragraph-rsid="002230aa"/>
    </style:style>
    <style:style style:name="P16" style:family="paragraph" style:parent-style-name="Text_20_body" style:list-style-name="L2">
      <style:text-properties officeooo:rsid="0022f478" officeooo:paragraph-rsid="002230aa"/>
    </style:style>
    <style:style style:name="P17" style:family="paragraph" style:parent-style-name="Text_20_body" style:list-style-name="L4">
      <style:text-properties officeooo:rsid="0013a289" officeooo:paragraph-rsid="00261058"/>
    </style:style>
    <style:style style:name="P18" style:family="paragraph" style:parent-style-name="Text_20_body" style:list-style-name="L4">
      <style:text-properties officeooo:rsid="0013a289" officeooo:paragraph-rsid="0013a289"/>
    </style:style>
    <style:style style:name="P19" style:family="paragraph" style:parent-style-name="Text_20_body" style:list-style-name="L4">
      <style:text-properties officeooo:rsid="001b1f5c" officeooo:paragraph-rsid="001b1f5c"/>
    </style:style>
    <style:style style:name="P20" style:family="paragraph" style:parent-style-name="Text_20_body" style:list-style-name="L5">
      <style:text-properties officeooo:paragraph-rsid="002867e5"/>
    </style:style>
    <style:style style:name="P21" style:family="paragraph">
      <style:paragraph-properties fo:text-align="center" style:writing-mode="lr-tb"/>
    </style:style>
    <style:style style:name="P22" style:family="paragraph">
      <loext:graphic-properties draw:fill="none"/>
      <style:paragraph-properties fo:text-align="center" style:writing-mode="lr-tb"/>
    </style:style>
    <style:style style:name="P23" style:family="paragraph">
      <style:paragraph-properties fo:text-align="center"/>
    </style:style>
    <style:style style:name="T1" style:family="text">
      <style:text-properties officeooo:rsid="0013ea7f"/>
    </style:style>
    <style:style style:name="T2" style:family="text">
      <style:text-properties fo:font-style="normal" style:font-style-asian="normal" style:font-style-complex="normal"/>
    </style:style>
    <style:style style:name="T3" style:family="text">
      <style:text-properties fo:font-style="normal" officeooo:rsid="001e0994" style:font-style-asian="normal" style:font-style-complex="normal"/>
    </style:style>
    <style:style style:name="T4" style:family="text">
      <style:text-properties fo:font-style="normal" officeooo:rsid="001882a6" style:font-style-asian="normal" style:font-style-complex="normal"/>
    </style:style>
    <style:style style:name="T5" style:family="text">
      <style:text-properties fo:font-style="normal" officeooo:rsid="002ac5f6" style:font-style-asian="normal" style:font-style-complex="normal"/>
    </style:style>
    <style:style style:name="T6" style:family="text">
      <style:text-properties fo:font-style="normal" officeooo:rsid="002c1dea" style:font-style-asian="normal" style:font-style-complex="normal"/>
    </style:style>
    <style:style style:name="T7" style:family="text">
      <style:text-properties fo:font-style="normal" officeooo:rsid="002fa1d1" style:font-style-asian="normal" style:font-style-complex="normal"/>
    </style:style>
    <style:style style:name="T8" style:family="text">
      <style:text-properties officeooo:rsid="001c1084"/>
    </style:style>
    <style:style style:name="T9" style:family="text">
      <style:text-properties officeooo:rsid="001dbe14"/>
    </style:style>
    <style:style style:name="T10" style:family="text">
      <style:text-properties officeooo:rsid="001e3b22"/>
    </style:style>
    <style:style style:name="T11" style:family="text">
      <style:text-properties fo:font-style="italic" style:font-style-asian="italic" style:font-style-complex="italic"/>
    </style:style>
    <style:style style:name="T12" style:family="text">
      <style:text-properties officeooo:rsid="0029e3c8"/>
    </style:style>
    <style:style style:name="T13" style:family="text">
      <style:text-properties officeooo:rsid="0020dd9e"/>
    </style:style>
    <style:style style:name="T14" style:family="text">
      <style:text-properties officeooo:rsid="002731e2"/>
    </style:style>
    <style:style style:name="T15" style:family="text">
      <style:text-properties officeooo:rsid="002867e5"/>
    </style:style>
    <style:style style:name="T16" style:family="text">
      <style:text-properties officeooo:rsid="00288e09"/>
    </style:style>
    <style:style style:name="T17" style:family="text">
      <style:text-properties officeooo:rsid="002ce67a"/>
    </style:style>
    <style:style style:name="T18" style:family="text">
      <style:text-properties officeooo:rsid="00311be3"/>
    </style:style>
    <style:style style:name="T19" style:family="text">
      <style:text-properties officeooo:rsid="0031ffad"/>
    </style:style>
    <style:style style:name="T20" style:family="text">
      <style:text-properties officeooo:rsid="00330e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paragraph" style:horizontal-pos="right" style:horizontal-rel="paragraph" draw:wrap-influence-on-position="once-concurrent" loext:allow-overlap="true" style:flow-with-text="false"/>
    </style:style>
    <style:style style:name="gr2" style:family="graphic">
      <style:graphic-properties svg:stroke-width="0.03cm" draw:marker-start-width="0.397cm" draw:marker-end-width="0.397cm" draw:fill="none" draw:textarea-horizontal-align="justify" draw:textarea-vertical-align="middle" draw:auto-grow-height="false" fo:min-height="0.27cm" fo:min-width="0.27cm" fo:padding-top="0.014cm" fo:padding-bottom="0.014cm" fo:padding-left="0.014cm" fo:padding-right="0.014cm" style:run-through="foreground"/>
      <style:paragraph-properties style:writing-mode="lr-tb"/>
    </style:style>
    <style:style style:name="gr3"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Exercice <text:span text:style-name="T15">1 </text:span><text:span text:style-name="T16">— Graphe</text:span><text:span text:style-name="T20">s</text:span></text:h>
      <text:p text:style-name="P3"><draw:g text:anchor-type="paragraph" draw:z-index="0" draw:name="Forme 1" draw:style-name="gr1"><draw:custom-shape draw:name="Forme 2" draw:style-name="gr2" draw:text-style-name="P22" svg:width="0.422cm" svg:height="0.422cm" svg:x="10.776cm" svg:y="0cm"><text:p text:style-name="P21">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3" draw:style-name="gr2" draw:text-style-name="P22" svg:width="0.422cm" svg:height="0.422cm" svg:x="11.776cm" svg:y="2cm"><text:p text:style-name="P21">G</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4" draw:style-name="gr2" draw:text-style-name="P22" svg:width="0.422cm" svg:height="0.422cm" svg:x="12.776cm" svg:y="2cm"><text:p text:style-name="P21">H</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5" draw:style-name="gr2" draw:text-style-name="P22" svg:width="0.422cm" svg:height="0.422cm" svg:x="12.776cm" svg:y="1cm"><text:p text:style-name="P21">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6" draw:style-name="gr2" draw:text-style-name="P22" svg:width="0.422cm" svg:height="0.422cm" svg:x="10.776cm" svg:y="1cm"><text:p text:style-name="P21">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7" draw:style-name="gr2" draw:text-style-name="P22" svg:width="0.422cm" svg:height="0.422cm" svg:x="10.776cm" svg:y="2cm"><text:p text:style-name="P21">F</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8" draw:style-name="gr2" draw:text-style-name="P22" svg:width="0.422cm" svg:height="0.422cm" svg:x="11.776cm" svg:y="0cm"><text:p text:style-name="P21">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9" draw:style-name="gr2" draw:text-style-name="P22" svg:width="0.422cm" svg:height="0.422cm" svg:x="12.776cm" svg:y="0cm"><text:p text:style-name="P21">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e 10" draw:style-name="gr3" draw:text-style-name="P23" svg:x1="12.816cm" svg:y1="1.326cm" svg:x2="12.11cm" svg:y2="2.072cm"><text:p/></draw:line><draw:line draw:name="Forme 11" draw:style-name="gr3" draw:text-style-name="P23" svg:x1="11.199cm" svg:y1="0.229cm" svg:x2="11.778cm" svg:y2="0.229cm"><text:p/></draw:line><draw:line draw:name="Forme 12" draw:style-name="gr3" draw:text-style-name="P23" svg:x1="12.199cm" svg:y1="0.236cm" svg:x2="12.778cm" svg:y2="0.236cm"><text:p/></draw:line><draw:line draw:name="Forme 13" draw:style-name="gr3" draw:text-style-name="P23" svg:x1="10.977cm" svg:y1="1.001cm" svg:x2="10.977cm" svg:y2="0.422cm"><text:p/></draw:line><draw:line draw:name="Forme 14" draw:style-name="gr3" draw:text-style-name="P23" svg:x1="11.155cm" svg:y1="2.074cm" svg:x2="12.776cm" svg:y2="1.199cm"><text:p/></draw:line><draw:line draw:name="Forme 15" draw:style-name="gr3" draw:text-style-name="P23" svg:x1="12.991cm" svg:y1="0.422cm" svg:x2="12.991cm" svg:y2="1.001cm"><text:p/></draw:line><draw:line draw:name="Forme 16" draw:style-name="gr3" draw:text-style-name="P23" svg:x1="13cm" svg:y1="1.423cm" svg:x2="13cm" svg:y2="2.002cm"><text:p/></draw:line><draw:line draw:name="Forme 17" draw:style-name="gr3" draw:text-style-name="P23" svg:x1="12.199cm" svg:y1="2.208cm" svg:x2="12.778cm" svg:y2="2.208cm"><text:p/></draw:line><draw:line draw:name="Forme 18" draw:style-name="gr3" draw:text-style-name="P23" svg:x1="12.816cm" svg:y1="1.326cm" svg:x2="12.11cm" svg:y2="2.072cm"><text:p/></draw:line><draw:line draw:name="Forme 19" draw:style-name="gr3" draw:text-style-name="P23" svg:x1="12.113cm" svg:y1="0.377cm" svg:x2="12.822cm" svg:y2="1.063cm"><text:p/></draw:line></draw:g>Lors de leur premier jour de lycée, huit élèves s’amusent à tracer le graphe ci-contre, où :</text:p>
      <text:list xml:id="list4002825394" text:style-name="L1">
        <text:list-item>
          <text:p text:style-name="P12">les sommets représentent les h<text:span text:style-name="T8">uit élèves</text:span> (représentés ici par des lettres) ;</text:p>
        </text:list-item>
        <text:list-item>
          <text:p text:style-name="P12">une arête entre deux <text:span text:style-name="T8">élèves</text:span> signifie qu'ils se connaissaient avant la <text:span text:style-name="T8">rentrée</text:span>.</text:p>
        </text:list-item>
      </text:list>
      <text:list xml:id="list3685122620" text:style-name="L2">
        <text:list-item>
          <text:p text:style-name="P16">Recopiez et complétez le tableau suivant.</text:p>
        </text:list-item>
      </text:list>
      <table:table table:name="Tableau1" table:style-name="Tableau1">
        <table:table-column table:style-name="Tableau1.A"/>
        <table:table-column table:style-name="Tableau1.B" table:number-columns-repeated="8"/>
        <table:table-row table:style-name="TableLine3024572089696">
          <table:table-cell table:style-name="Tableau1.A1" office:value-type="string">
            <text:p text:style-name="P5">Sommet</text:p>
          </table:table-cell>
          <table:table-cell table:style-name="Tableau1.A1" office:value-type="string">
            <text:p text:style-name="P6">A</text:p>
          </table:table-cell>
          <table:table-cell table:style-name="Tableau1.A1" office:value-type="string">
            <text:p text:style-name="P6">B</text:p>
          </table:table-cell>
          <table:table-cell table:style-name="Tableau1.A1" office:value-type="string">
            <text:p text:style-name="P6">C</text:p>
          </table:table-cell>
          <table:table-cell table:style-name="Tableau1.A1" office:value-type="string">
            <text:p text:style-name="P6">D</text:p>
          </table:table-cell>
          <table:table-cell table:style-name="Tableau1.A1" office:value-type="string">
            <text:p text:style-name="P6">E</text:p>
          </table:table-cell>
          <table:table-cell table:style-name="Tableau1.A1" office:value-type="string">
            <text:p text:style-name="P6">F</text:p>
          </table:table-cell>
          <table:table-cell table:style-name="Tableau1.A1" office:value-type="string">
            <text:p text:style-name="P6">G</text:p>
          </table:table-cell>
          <table:table-cell table:style-name="Tableau1.I1" office:value-type="string">
            <text:p text:style-name="P6">H</text:p>
          </table:table-cell>
        </table:table-row>
        <table:table-row table:style-name="TableLine3024572093504">
          <table:table-cell table:style-name="Tableau1.A2" office:value-type="string">
            <text:p text:style-name="P5">Écartement</text:p>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I2" office:value-type="string">
            <text:p text:style-name="P7"/>
          </table:table-cell>
        </table:table-row>
      </table:table>
      <text:list xml:id="list151914049754456" text:continue-numbering="true" text:style-name="L2">
        <text:list-item>
          <text:p text:style-name="P13">Donnez le diamètre, le rayon, le centre de ce graphe.</text:p>
        </text:list-item>
      </text:list>
      <text:h text:style-name="P10" text:outline-level="1">Exercice <text:span text:style-name="T15">2 </text:span><text:span text:style-name="T16">— Graphe</text:span><text:span text:style-name="T20">s</text:span></text:h>
      <text:p text:style-name="P1">Une petite compagnie <text:span text:style-name="T8">de bus</text:span> propose des <text:span text:style-name="T8">trajets </text:span>entre les <text:span text:style-name="T8">gares </text:span>de <text:span text:style-name="T8">Lyon, Vienne, Grenoble et </text:span><text:span text:style-name="T17">Saint-Étienne</text:span>. De <text:span text:style-name="T17">Saint-Étienne</text:span>, il est possible de rejoindre n'importe quelle autre ville (et inversement). De plus, un <text:span text:style-name="T8">trajet</text:span> relie <text:span text:style-name="T9">Lyon à Grenoble</text:span> (dans les deux sens).</text:p>
      <text:p text:style-name="P1">Représenter la situation par un graphe, où :</text:p>
      <text:list xml:id="list2225951887" text:style-name="L3">
        <text:list-item>
          <text:p text:style-name="P14">les sommets du graphe sont les villes desservies par la compagnie <text:span text:style-name="T8">de bus </text:span>;</text:p>
        </text:list-item>
        <text:list-item>
          <text:p text:style-name="P14">les arêtes sont les <text:span text:style-name="T8">trajets</text:span> proposés par la compagnie entre les différente ville.</text:p>
        </text:list-item>
      </text:list>
      <text:p text:style-name="P1"/>
      <text:h text:style-name="P11" text:outline-level="1"><text:span text:style-name="T1">Exercice </text:span><text:span text:style-name="T15">3 </text:span><text:span text:style-name="T16">— </text:span>Questions de cours</text:h>
      <text:list xml:id="list4280573832" text:style-name="L4">
        <text:list-item>
          <text:p text:style-name="P17">Citez deux <text:span text:style-name="T12">dépenses</text:span> d'un<text:span text:style-name="T12">e entreprise gérant un</text:span> réseau social.</text:p>
        </text:list-item>
        <text:list-item>
          <text:p text:style-name="P18">Citez deux modes de financement des réseaux sociaux, avec pour chacun un exemple de réseau social utilisant ce mode de financement.</text:p>
        </text:list-item>
        <text:list-item>
          <text:p text:style-name="P19">L'entreprise Facebook a pour projet de favoriser l'accès à internet de l'ensemble de la population mondiale. Comment ce projet peut-il être financièrement intéressant pour Facebook ?</text:p>
        </text:list-item>
      </text:list>
      <text:h text:style-name="Heading_20_1" text:outline-level="1">Exercice <text:span text:style-name="T15">4 </text:span><text:span text:style-name="T16">— Étude de document</text:span></text:h>
      <text:p text:style-name="P2"><text:span text:style-name="T2">Voici un extrait de l'article </text:span><text:span text:style-name="Citation">Facebook et Google nous livrent de l’information «  malbouffe  » avertit Eli Pariser</text:span><text:span text:style-name="Citation"><text:note text:id="ftn1" text:note-class="footnote"><text:note-citation>1</text:note-citation><text:note-body><text:p text:style-name="Footnote"><text:span text:style-name="T11">Facebook, Google Giving Us Information Junk Food, Eli Pariser Warns</text:span>, Bianca Bosker, 7 mars 2011, HuffingtonPost.com, <text:span text:style-name="T14">traduit par </text:span><text:span text:style-name="T19">l’équipe de </text:span><text:span text:style-name="T14">Framalang.</text:span></text:p></text:note-body></text:note></text:span><text:span text:style-name="T2">, de Bianca Boske</text:span><text:span text:style-name="T7">r</text:span><text:span text:style-name="T3">.</text:span></text:p>
      <text:p text:style-name="Quotations">[Eli Pariser] tire la sonnette d’alarme au sujet des modifications du Web opérées par des algorithmes invisibles afin de produire des résultats de recherche personnalisés, des flux d’information et autres contenus taillés sur mesure qui menacent de limiter notre exposition à de nouvelles informations et de restreindre notre champ de vision sur le monde.<text:span text:style-name="T18">[…]</text:span><text:line-break/>À cause des algorithmes qui déterminent ce que nous voyons en ligne d’après nos habitudes de navigation, de lecture et les liens sur lesquels nous cliquons, nous risquons d’être confrontés à moins de points de vue, d’être exposé à un champ plus réduit d’opinions et de contenus, ajoute Pariser.</text:p>
      <text:p text:style-name="P4">En utilisant votre cours ou le document, <text:span text:style-name="T13">répondre aux questions suivantes :</text:span></text:p>
      <text:list xml:id="list3198279972" text:style-name="L5">
        <text:list-item>
          <text:p text:style-name="P20"><text:span text:style-name="T4">C</text:span><text:span text:style-name="T5">omment appelle-t-on le phénomène par lequel </text:span><text:span text:style-name="T6">les réseaux sociaux « déterminent ce que nous voyons en ligne d’après nos habitudes de navigation » </text:span><text:span text:style-name="T5">?</text:span></text:p>
        </text:list-item>
        <text:list-item>
          <text:p text:style-name="P20"><text:span text:style-name="T5">Expliquer pourquoi c</text:span><text:span text:style-name="T6">ette pratique </text:span><text:span text:style-name="T5">permet </text:span><text:span text:style-name="T6">aux réseaux sociaux </text:span><text:span text:style-name="T5">de gagner plus d’argent ?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cm" fo:margin-right="0cm" fo:margin-top="0cm" fo:margin-bottom="0.499cm" style:contextual-spacing="false" fo:text-indent="0cm" style:auto-text-indent="false" fo:padding="0.15cm" fo:border="0.11pt solid #0000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6.599cm" style:type="center"/>
          <style:tab-stop style:position="13.199cm" style:type="right"/>
        </style:tab-stops>
      </style:paragraph-properties>
    </style:style>
    <style:style style:name="Header" style:family="paragraph" style:parent-style-name="Header_20_and_20_Footer" style:class="extra">
      <style:paragraph-properties text:number-lines="false" text:line-number="0">
        <style:tab-stops>
          <style:tab-stop style:position="6.599cm" style:type="center"/>
          <style:tab-stop style:position="13.1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e0960" officeooo:paragraph-rsid="002e0960"/>
    </style:style>
    <style:page-layout style:name="Mpm1">
      <style:page-layout-properties fo:page-width="14.801cm" fo:page-height="21.001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éseaux sociaux<text:tab/><text:tab/>Devoir — Sujet 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uis Paternault</meta:initial-creator>
    <meta:creation-date>2020-04-21T20:43:49.573974032</meta:creation-date>
    <meta:editing-duration>PT57M39S</meta:editing-duration>
    <meta:editing-cycles>20</meta:editing-cycles>
    <meta:generator>LibreOffice/7.0.4.2$Windows_X86_64 LibreOffice_project/dcf040e67528d9187c66b2379df5ea4407429775</meta:generator>
    <dc:description>Copyright 2020 Louis Paternault — http://snt.ababsurdo.fr

Publié sous licence Creative Commons Attribution-ShareAlike 4.0 International (CC BY-SA 4.0)
http://creativecommons.org/licenses/by-sa/4.0/deed.fr</dc:description>
    <dc:date>2023-01-27T15:19:12.248000000</dc:date>
    <meta:document-statistic meta:table-count="1" meta:image-count="0" meta:object-count="0" meta:page-count="2" meta:paragraph-count="33" meta:word-count="426" meta:character-count="2599" meta:non-whitespace-character-count="2208"/>
  </office:meta>
</office:document-meta>
</file>